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1.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74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8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2.357cm"/>
    </style:style>
    <style:style style:name="pr1" style:family="presentation" style:parent-style-name="_31_030_25_20Wt._25_20Intro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text-properties style:font-name="Segoe UI Semibold"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 Semibold" fo:font-size="20pt" style:font-size-asian="20pt" style:font-size-complex="20pt"/>
    </style:style>
    <style:style style:name="P5" style:family="paragraph">
      <loext:graphic-properties draw:fill="none" draw:fill-color="#ffffff"/>
      <style:paragraph-properties fo:text-align="start">
        <style:tab-stops>
          <style:tab-stop style:position="19.05cm" style:type="right"/>
        </style:tab-stops>
      </style:paragraph-properties>
      <style:text-properties style:font-name="Segoe UI Semibold" fo:font-size="20pt" style:font-size-asian="20pt" style:font-size-complex="20pt"/>
    </style:style>
    <style:style style:name="P6" style:family="paragraph">
      <style:paragraph-properties fo:margin-left="0.318cm" fo:margin-right="0cm" fo:text-indent="0cm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1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1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Segoe UI1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Segoe UI1" fo:font-size="35pt" fo:font-weight="bold" style:font-size-asian="35pt" style:font-weight-asian="bold" style:font-size-complex="35pt" style:font-weight-complex="bold"/>
    </style:style>
    <style:style style:name="T6" style:family="text">
      <style:text-properties style:font-name="Liberation Sans Narrow" fo:font-size="24pt" fo:font-weight="bold" style:font-size-asian="24pt" style:font-weight-asian="bold" style:font-size-complex="24pt" style:font-weight-complex="bold"/>
    </style:style>
    <style:style style:name="T7" style:family="text">
      <style:text-properties style:font-name="Liberation Sans Narrow" fo:font-size="35pt" fo:font-weight="bold" style:font-size-asian="35pt" style:font-weight-asian="bold" style:font-size-complex="35pt" style:font-weight-complex="bold"/>
    </style:style>
    <style:style style:name="T8" style:family="text">
      <style:text-properties style:font-name="Liberation Sans Narrow" fo:font-size="36pt" fo:font-weight="bold" style:font-size-asian="36pt" style:font-weight-asian="bold" style:font-size-complex="36pt" style:font-weight-complex="bold"/>
    </style:style>
    <style:style style:name="T9" style:family="text">
      <style:text-properties style:font-name="Segoe UI Semibold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Wt._25_20Intro" presentation:presentation-page-layout-name="AL1T0">
        <office:forms form:automatic-focus="false" form:apply-design-mode="false"/>
        <draw:frame draw:style-name="gr1" draw:text-style-name="P2" draw:layer="layout" svg:width="24.638cm" svg:height="3.063cm" svg:x="1.524cm" svg:y="1.016cm">
          <draw:text-box>
            <text:p text:style-name="P1"><text:span text:style-name="T1">Hymn #586</text:span></text:p>
            <text:p text:style-name="P1"><text:span text:style-name="T2">“</text:span><text:span text:style-name="T2">Preach You the Word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030_25_20Wt._25_20Intro">
        <office:forms form:automatic-focus="false" form:apply-design-mode="false"/>
        <draw:frame draw:style-name="gr3" draw:text-style-name="P4" draw:layer="layout" svg:width="24.892cm" svg:height="7.366cm" svg:x="1.466cm" svg:y="1.038cm">
          <draw:text-box>
            <text:p text:style-name="P1"><text:span text:style-name="T3">1. </text:span><text:span text:style-name="T4">Preach you the Word </text:span><text:span text:style-name="T5">and plant it home</text:span><text:span text:style-name="T4"><text:line-break/></text:span><text:span text:style-name="T4">To men who like or like it not,</text:span><text:span text:style-name="T4"><text:line-break/></text:span><text:span text:style-name="T4">The Word that shall endure and stand</text:span><text:span text:style-name="T4"><text:line-break/></text:span><text:span text:style-name="T4">When flow’rs and men shall be forgo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030_25_20Wt._25_20Intro">
        <office:forms form:automatic-focus="false" form:apply-design-mode="false"/>
        <draw:frame draw:style-name="gr4" draw:text-style-name="P5" draw:layer="layout" svg:width="24.892cm" svg:height="31.75cm" svg:x="1.524cm" svg:y="1.016cm">
          <draw:text-box>
            <text:p text:style-name="P1"><text:span text:style-name="T3">2. </text:span><text:span text:style-name="T4">We know how hard, O Lord, the task</text:span><text:span text:style-name="T4"><text:line-break/></text:span><text:span text:style-name="T4">Your servant bade us undertake:</text:span><text:span text:style-name="T4"><text:line-break/></text:span><text:span text:style-name="T4">To preach Your Word and never ask</text:span><text:span text:style-name="T4"><text:line-break/></text:span><text:span text:style-name="T4">What prideful profit it may mak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31_030_25_20Wt._25_20Intro">
        <office:forms form:automatic-focus="false" form:apply-design-mode="false"/>
        <draw:frame draw:style-name="gr5" draw:text-style-name="P4" draw:layer="layout" svg:width="24.892cm" svg:height="6.991cm" svg:x="1.524cm" svg:y="1.016cm">
          <draw:text-box>
            <text:p text:style-name="P1"><text:span text:style-name="T3">3. </text:span><text:span text:style-name="T4">The sower sows; his reckless love</text:span><text:span text:style-name="T4"><text:line-break/></text:span><text:span text:style-name="T4">Scatters abroad the goodly seed,</text:span><text:span text:style-name="T4"><text:line-break/></text:span><text:span text:style-name="T4">Intent alone that all may have</text:span><text:span text:style-name="T4"><text:line-break/></text:span><text:span text:style-name="T4">The wholesome loaves that </text:span><text:span text:style-name="T5">all men ne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_31_030_25_20Wt._25_20Intro">
        <office:forms form:automatic-focus="false" form:apply-design-mode="false"/>
        <draw:frame draw:style-name="gr4" draw:text-style-name="P5" draw:layer="layout" svg:width="25.654cm" svg:height="31.75cm" svg:x="1.016cm" svg:y="1.016cm">
          <draw:text-box>
            <text:p text:style-name="P1"><text:span text:style-name="T6">4. </text:span><text:span text:style-name="T7">Though some be snatched and some be scorched</text:span><text:span text:style-name="T8"><text:line-break/></text:span><text:span text:style-name="T8">And some be choked and matted flat,</text:span><text:span text:style-name="T8"><text:line-break/></text:span><text:span text:style-name="T8">The sower sows; his heart cries out,</text:span><text:span text:style-name="T8"><text:line-break/></text:span><text:span text:style-name="T8">“Oh, what of that, and what of that?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_31_030_25_20Wt._25_20Intro">
        <office:forms form:automatic-focus="false" form:apply-design-mode="false"/>
        <draw:frame draw:style-name="gr6" draw:text-style-name="P4" draw:layer="layout" svg:width="24.384cm" svg:height="7.11cm" svg:x="1.778cm" svg:y="0.764cm">
          <draw:text-box>
            <text:p text:style-name="P1"><text:span text:style-name="T3">5. </text:span><text:span text:style-name="T4">Of all his scattered plenteousness</text:span><text:span text:style-name="T4"><text:line-break/></text:span><text:span text:style-name="T4">One-fourth waves ripe on hill and flat,</text:span><text:span text:style-name="T4"><text:line-break/></text:span><text:span text:style-name="T4">And bears a harvest hundredfold:</text:span><text:span text:style-name="T4"><text:line-break/></text:span><text:span text:style-name="T4">“Ah, what of that, Lord, what of that!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_31_030_25_20Wt._25_20Intro">
        <office:forms form:automatic-focus="false" form:apply-design-mode="false"/>
        <draw:frame draw:style-name="gr7" draw:text-style-name="P4" draw:layer="layout" svg:width="25.211cm" svg:height="12.607cm" svg:x="1.205cm" svg:y="0.907cm">
          <draw:text-box>
            <text:p text:style-name="P1"><text:span text:style-name="T3">6.</text:span><text:span text:style-name="T4"> Preach you the Word and plant it home</text:span><text:span text:style-name="T4"><text:line-break/></text:span><text:span text:style-name="T4">And never faint; the Harvest Lord</text:span><text:span text:style-name="T4"><text:line-break/></text:span><text:span text:style-name="T4">Who gave the sower seed to sow</text:span><text:span text:style-name="T4"><text:line-break/></text:span><text:span text:style-name="T4">Will watch and tend His planted Word.</text:span></text:p>
            <text:p text:style-name="P6"><text:span text:style-name="T9"><text:line-break/></text:span><text:span text:style-name="T9"> <text:s text:c="4"/></text:span><text:span text:style-name="T9">© 1971 The Franzmann Family.</text:span></text:p>
            <text:p text:style-name="P6"><text:span text:style-name="T9"><text:s text:c="5"/></text:span><text:span text:style-name="T9">Used by permission:</text:span></text:p>
            <text:p text:style-name="P6"><text:span text:style-name="T9"><text:s text:c="5"/></text:span><text:span text:style-name="T9">LSB Hymn License</text:span></text:p>
            <text:p text:style-name="P6"><text:span text:style-name="T9"><text:s text:c="5"/></text:span><text:span text:style-name="T9">.NET, no. 100011038.</text:span></text:p>
            <text:p text:style-name="P6"><text:span text:style-name="T9"/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2T12:35:38.727000000</meta:creation-date>
    <dc:title>bluwht blank</dc:title>
    <meta:editing-duration>PT3M28S</meta:editing-duration>
    <meta:editing-cycles>5</meta:editing-cycles>
    <meta:generator>LibreOffice/5.3.4.2$Windows_X86_64 LibreOffice_project/f82d347ccc0be322489bf7da61d7e4ad13fe2ff3</meta:generator>
    <dc:date>2017-07-13T10:41:42.923000000</dc:date>
    <meta:document-statistic meta:object-count="53"/>
  </office:meta>
</office:document-meta>
</file>